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92d2f"/>
    </style:style>
    <style:style style:name="P2" style:family="paragraph" style:parent-style-name="Standard">
      <style:paragraph-properties fo:text-align="justify" style:justify-single-word="false"/>
      <style:text-properties fo:font-weight="normal" officeooo:paragraph-rsid="0015e23d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548e0" officeooo:paragraph-rsid="001e97f6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327a1" officeooo:paragraph-rsid="00167b7d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color="#ff0000" loext:opacity="100%" fo:font-weight="normal" officeooo:rsid="001548e0" officeooo:paragraph-rsid="0026494c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ff0000" loext:opacity="100%" fo:font-weight="normal" officeooo:rsid="0026494c" officeooo:paragraph-rsid="0026494c" fo:background-color="transparent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ff0000" loext:opacity="100%" fo:font-weight="normal" officeooo:rsid="001548e0" officeooo:paragraph-rsid="0026494c" fo:background-color="#ffff00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ff0000" loext:opacity="100%" fo:font-weight="normal" officeooo:rsid="0026494c" officeooo:paragraph-rsid="0026494c" fo:background-color="#ffff00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ea3df"/>
    </style:style>
    <style:style style:name="P11" style:family="paragraph" style:parent-style-name="Standard">
      <style:paragraph-properties fo:text-align="justify" style:justify-single-word="false"/>
      <style:text-properties fo:color="#2a6099" loext:opacity="100%" fo:font-weight="bold" officeooo:rsid="0023630b" officeooo:paragraph-rsid="0023630b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2a6099" loext:opacity="100%" fo:font-weight="bold" officeooo:rsid="001548e0" officeooo:paragraph-rsid="0026494c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2a6099" loext:opacity="100%" fo:font-weight="bold" officeooo:rsid="0026494c" officeooo:paragraph-rsid="0026494c" fo:background-color="transparent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text-underline-style="none" officeooo:rsid="0021b0ef" officeooo:paragraph-rsid="0021b0ef"/>
    </style:style>
    <style:style style:name="P15" style:family="paragraph" style:parent-style-name="Standard">
      <style:paragraph-properties fo:text-align="justify" style:justify-single-word="false"/>
      <style:text-properties style:text-underline-style="none" officeooo:rsid="0021b0ef" officeooo:paragraph-rsid="0024d590"/>
    </style:style>
    <style:style style:name="P16" style:family="paragraph" style:parent-style-name="Standard">
      <style:paragraph-properties fo:text-align="justify" style:justify-single-word="false"/>
      <style:text-properties fo:color="#00a933" loext:opacity="100%" fo:font-weight="normal" officeooo:rsid="001548e0" officeooo:paragraph-rsid="001e97f6" style:font-weight-asian="normal" style:font-weight-complex="normal"/>
    </style:style>
    <style:style style:name="P17" style:family="paragraph" style:parent-style-name="Standard" style:list-style-name="WWNum1">
      <style:paragraph-properties fo:text-align="justify" style:justify-single-word="false" style:writing-mode="lr-tb"/>
      <style:text-properties fo:color="#000000" loext:opacity="100%" officeooo:paragraph-rsid="0015e23d"/>
    </style:style>
    <style:style style:name="P18" style:family="paragraph" style:parent-style-name="Standard" style:list-style-name="WWNum1">
      <style:paragraph-properties fo:text-align="justify" style:justify-single-word="false" style:writing-mode="lr-tb"/>
      <style:text-properties officeooo:paragraph-rsid="0015e23d"/>
    </style:style>
    <style:style style:name="P19" style:family="paragraph" style:parent-style-name="Standard" style:list-style-name="WWNum1">
      <style:paragraph-properties fo:text-align="start" style:justify-single-word="false" style:writing-mode="lr-tb"/>
      <style:text-properties officeooo:paragraph-rsid="0015e23d"/>
    </style:style>
    <style:style style:name="P20" style:family="paragraph" style:parent-style-name="Standard" style:list-style-name="WWNum1">
      <style:paragraph-properties fo:text-align="start" style:justify-single-word="false" style:writing-mode="lr-tb"/>
      <style:text-properties officeooo:paragraph-rsid="0023630b"/>
    </style:style>
    <style:style style:name="P21" style:family="paragraph" style:parent-style-name="Standard" style:list-style-name="WWNum1">
      <style:paragraph-properties fo:text-align="start" style:justify-single-word="false" style:writing-mode="lr-tb"/>
      <style:text-properties officeooo:paragraph-rsid="002169c4"/>
    </style:style>
    <style:style style:name="P22" style:family="paragraph" style:parent-style-name="Standard" style:list-style-name="WWNum1">
      <style:paragraph-properties fo:text-align="start" style:justify-single-word="false" style:writing-mode="lr-tb"/>
      <style:text-properties fo:font-weight="bold" officeooo:paragraph-rsid="002169c4" style:font-weight-asian="bold" style:font-weight-complex="bold"/>
    </style:style>
    <style:style style:name="P23" style:family="paragraph" style:parent-style-name="Standard" style:list-style-name="WWNum1">
      <style:paragraph-properties fo:text-align="start" style:justify-single-word="false" style:writing-mode="lr-tb"/>
      <style:text-properties fo:font-weight="bold" officeooo:rsid="001327a1" officeooo:paragraph-rsid="002169c4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officeooo:rsid="00092d2f"/>
    </style:style>
    <style:style style:name="P25" style:family="paragraph" style:parent-style-name="Standard">
      <style:paragraph-properties fo:text-align="justify" style:justify-single-word="false"/>
      <style:text-properties fo:color="#ff0000" loext:opacity="100%" fo:font-weight="bold" officeooo:rsid="00293c45" officeooo:paragraph-rsid="00292fff" fo:background-color="#ffff0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2b5c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c9211e" loext:opacity="100%" fo:font-weight="bold" style:font-weight-asian="bold" style:font-weight-complex="bold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15e23d" fo:background-color="#ffff00" loext:char-shading-value="0"/>
    </style:style>
    <style:style style:name="T7" style:family="text">
      <style:text-properties officeooo:rsid="002455e9" fo:background-color="#ffff00" loext:char-shading-value="0"/>
    </style:style>
    <style:style style:name="T8" style:family="text">
      <style:text-properties officeooo:rsid="0023630b" fo:background-color="#ffff00" loext:char-shading-value="0"/>
    </style:style>
    <style:style style:name="T9" style:family="text">
      <style:text-properties officeooo:rsid="00167b7d"/>
    </style:style>
    <style:style style:name="T10" style:family="text">
      <style:text-properties officeooo:rsid="002169c4"/>
    </style:style>
    <style:style style:name="T11" style:family="text">
      <style:text-properties officeooo:rsid="0015e23d"/>
    </style:style>
    <style:style style:name="T12" style:family="text">
      <style:text-properties officeooo:rsid="0023630b"/>
    </style:style>
    <style:style style:name="T13" style:family="text">
      <style:text-properties officeooo:rsid="002481bd"/>
    </style:style>
    <style:style style:name="T14" style:family="text">
      <style:text-properties officeooo:rsid="0024d590"/>
    </style:style>
    <style:style style:name="T15" style:family="text">
      <style:text-properties officeooo:rsid="00282fca"/>
    </style:style>
    <style:style style:name="T16" style:family="text">
      <style:text-properties officeooo:rsid="00292b5c"/>
    </style:style>
    <style:style style:name="T17" style:family="text">
      <style:text-properties officeooo:rsid="002d03e5"/>
    </style:style>
    <style:style style:name="T18" style:family="text">
      <style:text-properties officeooo:rsid="002130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JAPAN</text:p>
      <text:p text:style-name="P5"/>
      <text:p text:style-name="P4"><text:s/><text:span text:style-name="T12">Yachida</text:span><text:span text:style-name="T10"> </text:span>et al., <text:span text:style-name="T12">2019</text:span>. PRJDB4176<text:span text:style-name="T1">:</text:span></text:p>
      <text:p text:style-name="P2"/>
      <text:list xml:id="list2271298171" text:style-name="WWNum1">
        <text:list-item>
          <text:p text:style-name="P17"><text:span text:style-name="T3">Reference</text:span>: Yachida, S., Mizutani, S., Shiroma, H., Shiba, S., Nakajima, T., Sakamoto, T., ... &amp; Yamada, T. (2019). Metagenomic and metabolomic analyses reveal distinct stage-specific phenotypes of the gut microbiota in colorectal cancer. Nature medicine, 25(6), 968-976. <text:a xlink:type="simple" xlink:href="https://doi.org/10.1038/s41591-019-0458-7" text:style-name="Internet_20_link" text:visited-style-name="Visited_20_Internet_20_Link">https://doi.org/10.1038/s41591-019-0458-7</text:a></text:p>
          <text:p text:style-name="P18"/>
        </text:list-item>
        <text:list-item>
          <text:p text:style-name="P19"><text:span text:style-name="T3">Description</text:span>: </text:p>
          <text:list>
            <text:list-item>
              <text:p text:style-name="P19"><text:span text:style-name="T1">Tipo Dataset</text:span>: Poblacional.</text:p>
            </text:list-item>
            <text:list-item>
              <text:p text:style-name="P20"><text:span text:style-name="T1">Estado Individuos</text:span>: <text:span text:style-name="T9">Healthy/Stage_0/Stage_I_II/Stage_III_IV/</text:span><text:span text:style-name="T12">MP/HS*.</text:span></text:p>
            </text:list-item>
            <text:list-item>
              <text:p text:style-name="P19"><text:span text:style-name="T1">Antes Filtros</text:span>:</text:p>
              <text:list>
                <text:list-item>
                  <text:p text:style-name="P19"><text:span text:style-name="T1">N.º Muestras=Nº Individuos</text:span>: Si (<text:span text:style-name="T12">617</text:span> muestras/ <text:span text:style-name="T12">617</text:span> individuos).</text:p>
                </text:list-item>
                <text:list-item>
                  <text:p text:style-name="P19"><text:span text:style-name="T4">N.º FASTQs=N.º SampleAccessions</text:span>: Si (<text:span text:style-name="T12">617</text:span> PAIRED/ <text:span text:style-name="T12">617</text:span> SampleAccessions).</text:p>
                </text:list-item>
              </text:list>
            </text:list-item>
            <text:list-item>
              <text:p text:style-name="P22">Después Filtros <text:span text:style-name="T11">(</text:span><text:span text:style-name="T6">habría que filtrar</text:span><text:span text:style-name="T7"> </text:span><text:span text:style-name="T8">por Healthy)</text:span>:</text:p>
              <text:list>
                <text:list-item>
                  <text:p text:style-name="P21"><text:span text:style-name="T1">N.º Muestras=Nº Individuos</text:span>: Si (<text:span text:style-name="T16">247</text:span> muestras/ <text:span text:style-name="T16">247</text:span> individuos).</text:p>
                </text:list-item>
                <text:list-item>
                  <text:p text:style-name="P21"><text:span text:style-name="T4">N.º FASTQs=N.º SampleAccessions</text:span><text:span text:style-name="T1">: Si (</text:span><text:span text:style-name="T2">247</text:span><text:span text:style-name="T1"> PAIRED/ </text:span><text:span text:style-name="T2">247</text:span><text:span text:style-name="T1"> SampleAccessions).</text:span></text:p>
                </text:list-item>
              </text:list>
            </text:list-item>
            <text:list-item>
              <text:p text:style-name="P23">Particularidades Procesado: No. </text:p>
            </text:list-item>
          </text:list>
        </text:list-item>
      </text:list>
      <text:p text:style-name="P10"/>
      <text:p text:style-name="P15">Hay unas muestras que no están en los metadatos de la publicación ni en curated, son los que acaban en nombre_muestra.1, <text:span text:style-name="T13">por lo que no se puede determinar si son sanos o no (FILTRAR)</text:span>. <text:span text:style-name="T12">La muestra 10234 tampoco tenía metadata pero estaba en el default de ENA, así que </text:span><text:span text:style-name="T13">solo </text:span><text:span text:style-name="T12">se ha podido </text:span><text:span text:style-name="T13">inferir en la edad y su estado de salud</text:span><text:span text:style-name="T12">. </text:span><text:span text:style-name="T14">Hay 5 muestras que se tratan como controles sanos en los metadatos de la publicación y como controles con pocos pólipos en el paquete de R. </text:span><text:span text:style-name="T15">Estas muestras se filtraron (</text:span><text:span text:style-name="T14">SAMD00164872, SAMD00164874, SAMD00164875, SAMD00164876 y <text:s/>SAMD00164892</text:span><text:span text:style-name="T15">).</text:span></text:p>
      <text:p text:style-name="P14"/>
      <text:p text:style-name="P14">*</text:p>
      <text:p text:style-name="P14">Healthy<text:tab/>Normal</text:p>
      <text:p text:style-name="P14"><text:tab/><text:tab/>A few polyps (up to two small (&lt;5 mm) polyps</text:p>
      <text:p text:style-name="P14">MP<text:tab/><text:tab/>Multiple polypoid adenomas with low-grade dysplasia</text:p>
      <text:p text:style-name="P14">S0<text:tab/><text:tab/>Intramucosal carcinoma/polypoid adenomas with high-grade dysplasia, pTis/Stage 0 <text:tab/><text:tab/>CRC</text:p>
      <text:p text:style-name="P14">SI<text:tab/><text:tab/>Stage I CRC</text:p>
      <text:p text:style-name="P14">SII<text:tab/><text:tab/>Stage II CRC</text:p>
      <text:p text:style-name="P14">SIII<text:tab/><text:tab/>Stage III CRC</text:p>
      <text:p text:style-name="P14">SIV<text:tab/><text:tab/>Stage IV CRC</text:p>
      <text:p text:style-name="P14">HS<text:tab/><text:tab/>Healthy with a history of colorectal surgery</text:p>
      <text:p text:style-name="P1"/>
      <text:p text:style-name="P25"><text:span text:style-name="T17">NO</text:span> HABRÍA QUE JUNTAR LOS FASTQS.<text:span text:style-name="T18"> </text:span></text:p>
      <text:p text:style-name="P1"/>
      <text:p text:style-name="P1"/>
      <text:p text:style-name="P3"><text:span text:style-name="T5">Script CHECK</text:span>:</text:p>
      <text:p text:style-name="P3"/>
      <text:p text:style-name="P12">Run Stats Pre-filter:</text:p>
      <text:p text:style-name="P6"/>
      <text:p text:style-name="P6">1) Number of run_accessions: 617</text:p>
      <text:p text:style-name="P6">2) Number of unique sample_accessions: 617</text:p>
      <text:p text:style-name="P6">3) Number of unique sample_aliases: 617</text:p>
      <text:p text:style-name="P6">4) Appearances per scientific_name(tax_id):</text:p>
      <text:p text:style-name="P6"><text:s text:c="15"/>unique_values <text:s/>counts</text:p>
      <text:p text:style-name="P6"><text:soft-page-break/>human gut metagenome(408170) <text:s text:c="4"/>617</text:p>
      <text:p text:style-name="P6">5) Appearances per instrument_model(instrument_platform):</text:p>
      <text:p text:style-name="P6"><text:s text:c="16"/>unique_values <text:s/>counts</text:p>
      <text:p text:style-name="P6">Illumina HiSeq 2500(ILLUMINA) <text:s text:c="4"/>617</text:p>
      <text:p text:style-name="P6">6) Appearances per library_layout:</text:p>
      <text:p text:style-name="P6">unique_values <text:s/>counts</text:p>
      <text:p text:style-name="P6"><text:s text:c="7"/>PAIRED <text:s text:c="4"/>617</text:p>
      <text:p text:style-name="P6">7) Appearances per library_strategy+library_source:</text:p>
      <text:p text:style-name="P6"><text:s text:c="2"/>unique_values <text:s/>counts</text:p>
      <text:p text:style-name="P8">WGS+METAGENOMIC <text:s text:c="4"/>617</text:p>
      <text:p text:style-name="P16"/>
      <text:p text:style-name="P13">Run Stats Post-filter:</text:p>
      <text:p text:style-name="P7"/>
      <text:p text:style-name="P7">1) Number of run_accessions: 247</text:p>
      <text:p text:style-name="P7">2) Number of unique sample_accessions: 247</text:p>
      <text:p text:style-name="P7">3) Number of unique sample_aliases: 247</text:p>
      <text:p text:style-name="P7">4) Appearances per scientific_name(tax_id):</text:p>
      <text:p text:style-name="P7"><text:s text:c="15"/>unique_values <text:s/>counts</text:p>
      <text:p text:style-name="P7">human gut metagenome(408170) <text:s text:c="4"/>247</text:p>
      <text:p text:style-name="P7">5) Appearances per instrument_model(instrument_platform):</text:p>
      <text:p text:style-name="P7"><text:s text:c="16"/>unique_values <text:s/>counts</text:p>
      <text:p text:style-name="P7">Illumina HiSeq 2500(ILLUMINA) <text:s text:c="4"/>247</text:p>
      <text:p text:style-name="P7">6) Appearances per library_layout:</text:p>
      <text:p text:style-name="P7">unique_values <text:s/>counts</text:p>
      <text:p text:style-name="P7"><text:s text:c="7"/>PAIRED <text:s text:c="4"/>247</text:p>
      <text:p text:style-name="P7">7) Appearances per library_strategy+library_source:</text:p>
      <text:p text:style-name="P7"><text:s text:c="2"/>unique_values <text:s/>counts</text:p>
      <text:p text:style-name="P9">WGS+METAGENOMIC <text:s text:c="4"/>247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10:03:48.262176045</meta:creation-date>
    <meta:generator>LibreOffice/7.3.7.2$Linux_X86_64 LibreOffice_project/30$Build-2</meta:generator>
    <dc:date>2023-04-05T14:03:26.709289325</dc:date>
    <meta:editing-duration>PT7H3M5S</meta:editing-duration>
    <meta:editing-cycles>18</meta:editing-cycles>
    <meta:document-statistic meta:table-count="0" meta:image-count="0" meta:object-count="0" meta:page-count="2" meta:paragraph-count="59" meta:word-count="379" meta:character-count="2869" meta:non-whitespace-character-count="2424"/>
  </office:meta>
</office:document-meta>
</file>